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01cm" fo:margin-bottom="0.101cm" style:contextual-spacing="false" fo:line-height="100%"/>
      <style:text-properties fo:color="#000000" loext:opacity="100%" style:font-name="Calibri" fo:font-size="12pt" officeooo:rsid="002b96e7" officeooo:paragraph-rsid="002b96e7" style:font-size-asian="10.5pt" style:font-size-complex="12pt"/>
    </style:style>
    <style:style style:name="P2" style:family="paragraph" style:parent-style-name="Standard">
      <style:paragraph-properties fo:margin-top="0.101cm" fo:margin-bottom="0.101cm" style:contextual-spacing="false" fo:line-height="100%"/>
      <style:text-properties fo:color="#000000" loext:opacity="100%" style:font-name="Calibri" fo:font-size="12pt" officeooo:rsid="002b96e7" officeooo:paragraph-rsid="002cd25c" style:font-size-asian="10.5pt" style:font-size-complex="12pt"/>
    </style:style>
    <style:style style:name="P3" style:family="paragraph" style:parent-style-name="Standard">
      <style:paragraph-properties fo:margin-top="0.101cm" fo:margin-bottom="0.101cm" style:contextual-spacing="false" fo:line-height="100%"/>
      <style:text-properties fo:color="#000000" loext:opacity="100%" style:font-name="Calibri" fo:font-size="12pt" officeooo:rsid="002cd25c" officeooo:paragraph-rsid="002cd25c" style:font-size-asian="10.5pt" style:font-size-complex="12pt"/>
    </style:style>
    <style:style style:name="P4" style:family="paragraph" style:parent-style-name="Standard" style:list-style-name="L9">
      <style:paragraph-properties fo:margin-top="0.101cm" fo:margin-bottom="0.101cm" style:contextual-spacing="false" fo:line-height="100%"/>
      <style:text-properties fo:color="#000000" loext:opacity="100%" style:font-name="Calibri" fo:font-size="12pt" officeooo:rsid="002cd25c" officeooo:paragraph-rsid="002cd25c" style:font-size-asian="10.5pt" style:font-size-complex="12pt"/>
    </style:style>
    <style:style style:name="P5" style:family="paragraph" style:parent-style-name="Standard">
      <style:paragraph-properties fo:margin-top="0.101cm" fo:margin-bottom="0.101cm" style:contextual-spacing="false" fo:line-height="100%"/>
      <style:text-properties fo:color="#000000" loext:opacity="100%" style:font-name="Calibri" fo:font-size="12pt" fo:font-weight="bold" officeooo:rsid="002cd25c" officeooo:paragraph-rsid="002cd25c" style:font-size-asian="10.5pt" style:font-weight-asian="bold" style:font-size-complex="12pt" style:font-weight-complex="bold"/>
    </style:style>
    <style:style style:name="P6" style:family="paragraph" style:parent-style-name="Standard" style:list-style-name="L7">
      <style:paragraph-properties fo:margin-top="0.101cm" fo:margin-bottom="0.101cm" style:contextual-spacing="false" fo:line-height="100%"/>
      <style:text-properties officeooo:paragraph-rsid="002cd25c"/>
    </style:style>
    <style:style style:name="P7" style:family="paragraph" style:parent-style-name="Standard" style:list-style-name="L8">
      <style:paragraph-properties fo:margin-top="0.101cm" fo:margin-bottom="0.101cm" style:contextual-spacing="false" fo:line-height="100%"/>
      <style:text-properties officeooo:paragraph-rsid="002cd25c"/>
    </style:style>
    <style:style style:name="P8" style:family="paragraph" style:parent-style-name="Standard" style:list-style-name="L9">
      <style:paragraph-properties fo:margin-top="0.101cm" fo:margin-bottom="0.101cm" style:contextual-spacing="false" fo:line-height="100%"/>
      <style:text-properties officeooo:paragraph-rsid="002cd25c"/>
    </style:style>
    <style:style style:name="P9" style:family="paragraph" style:parent-style-name="Standard" style:list-style-name="L10">
      <style:paragraph-properties fo:margin-top="0.101cm" fo:margin-bottom="0.101cm" style:contextual-spacing="false" fo:line-height="100%"/>
      <style:text-properties officeooo:paragraph-rsid="002cd25c"/>
    </style:style>
    <style:style style:name="P10" style:family="paragraph" style:parent-style-name="Standard" style:list-style-name="L11">
      <style:paragraph-properties fo:margin-top="0.101cm" fo:margin-bottom="0.101cm" style:contextual-spacing="false" fo:line-height="100%"/>
      <style:text-properties officeooo:rsid="002cd25c" officeooo:paragraph-rsid="002cd25c"/>
    </style:style>
    <style:style style:name="P11" style:family="paragraph" style:parent-style-name="Standard">
      <style:paragraph-properties fo:margin-top="0.101cm" fo:margin-bottom="0.101cm" style:contextual-spacing="false" fo:line-height="100%"/>
      <style:text-properties fo:font-weight="bold" officeooo:rsid="002cd25c" officeooo:paragraph-rsid="002cd25c" style:font-weight-asian="bold" style:font-weight-complex="bold"/>
    </style:style>
    <style:style style:name="T1" style:family="text">
      <style:text-properties fo:color="#000000" loext:opacity="100%" style:font-name="Calibri" fo:font-size="12pt" style:text-underline-style="none" style:font-size-asian="10.5pt" style:font-size-complex="12pt"/>
    </style:style>
    <style:style style:name="T2" style:family="text">
      <style:text-properties fo:color="#000000" loext:opacity="100%" style:font-name="Calibri" fo:font-size="12pt" style:text-underline-style="none" officeooo:rsid="002cd25c" style:font-size-asian="10.5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2cd25c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officeooo:rsid="002cd25c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2cd25c" style:font-weight-asian="bold" style:font-weight-complex="bold"/>
    </style:style>
    <style:style style:name="T10" style:family="text">
      <style:text-properties style:text-underline-style="none" officeooo:rsid="002cd25c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2">Abbonamento</text:span>(<text:span text:style-name="T3">nome</text:span>, costoMensile, descrizione, scadenza)<text:span text:style-name="T6"> <text:s/>nome: Basic, Gold, Platinum, Premium</text:span></text:p>
      <text:p text:style-name="P1"><text:span text:style-name="T12">Iscritto</text:span>(<text:span text:style-name="T3">codF</text:span>, nome, cognome, numTel, imgProfilo, mail, password, docIdentificativi, certificatoMedico<text:span text:style-name="T6">, tipoAbbonamento*</text:span>)<text:span text:style-name="T6"> </text:span></text:p>
      <text:p text:style-name="P3"><text:span text:style-name="T12">Allenamento</text:span>(<text:span text:style-name="T3">idA,</text:span><text:span text:style-name="T7"> nome, tempo, imgA, volumeTot, codF*) <text:s text:c="2"/></text:span></text:p>
      <text:p text:style-name="P3"><text:span text:style-name="T8">Esercizi</text:span><text:span text:style-name="T7">(</text:span><text:span text:style-name="T3">idEs</text:span><text:span text:style-name="T7">, nome, musPrimario, musSecondari, tipoAttrezzatura) </text:span></text:p>
      <text:p text:style-name="P3"><text:span text:style-name="T8">Serie</text:span><text:span text:style-name="T7">(</text:span><text:span text:style-name="T3">nSerie</text:span><text:span text:style-name="T7">, Peso, Ripetizioni, livAffaticamento)</text:span></text:p>
      <text:p text:style-name="P3"><text:span text:style-name="T8">Comporre</text:span><text:span text:style-name="T7">(</text:span><text:span text:style-name="T3">idA*, nSerie*, idEs*</text:span><text:span text:style-name="T7">, data) </text:span></text:p>
      <text:p text:style-name="P2"><text:span text:style-name="T9">Tecnico</text:span><text:span text:style-name="T7">(</text:span><text:span text:style-name="T3">codF</text:span><text:span text:style-name="T7">, nome, cognome, numTel, imgProfilo, mail, password, docIdentificativi</text:span><text:span text:style-name="T10">, qualificheProfessionali</text:span><text:span text:style-name="T7">)</text:span></text:p>
      <text:p text:style-name="P2"><text:span text:style-name="T9">Attrezzatura</text:span><text:span text:style-name="T10">(</text:span><text:span text:style-name="T4">idAtt,</text:span><text:span text:style-name="T10"> nome, marca)</text:span></text:p>
      <text:p text:style-name="P3"><text:span text:style-name="T8">RiparazioneInstallazione</text:span><text:span text:style-name="T7">(</text:span><text:span text:style-name="T3">codF*, idAtt*</text:span><text:span text:style-name="T7">, data, descrizione)</text:span></text:p>
      <text:p text:style-name="P2"><text:span text:style-name="T9">Allenatore</text:span><text:span text:style-name="T7">(</text:span><text:span text:style-name="T3">codF</text:span><text:span text:style-name="T7">, nome, cognome, numTel, imgProfilo, mail, password, docIdentificativi</text:span><text:span text:style-name="T10">, attCertificazione, valutazione<text:tab/></text:span><text:span text:style-name="T7">)</text:span></text:p>
      <text:p text:style-name="P5"><text:span text:style-name="T7">Turno</text:span><text:span text:style-name="T11">(</text:span><text:span text:style-name="T5">giornoSettimana, codF*</text:span><text:span text:style-name="T11">, oraInizio, oraFine)</text:span></text:p>
      <text:p text:style-name="P3"><text:span text:style-name="T7"/></text:p>
      <text:p text:style-name="P3"><text:span text:style-name="T7"/></text:p>
      <text:p text:style-name="P3"><text:span text:style-name="T7">VINCOLI REFERENZIALI:</text:span></text:p>
      <text:p text:style-name="P5"><text:span text:style-name="T7">Tabella Iscritto:</text:span></text:p>
      <text:list text:style-name="L7">
        <text:list-item>
          <text:p text:style-name="P6"><text:span text:style-name="T2">FK tipoAbbonamento REF abbonamento (nome)</text:span></text:p>
        </text:list-item>
      </text:list>
      <text:p text:style-name="P11"><text:span text:style-name="T1">Tabella Allenamento:</text:span></text:p>
      <text:list text:style-name="L8">
        <text:list-item>
          <text:p text:style-name="P7"><text:span text:style-name="T2">FK codF REF Iscritto (codF)</text:span></text:p>
        </text:list-item>
      </text:list>
      <text:p text:style-name="P11"><text:span text:style-name="T2">T</text:span><text:span text:style-name="T1">abella Comporre:</text:span></text:p>
      <text:list xml:id="list2611942394" text:style-name="L9">
        <text:list-item>
          <text:p text:style-name="P8"><text:span text:style-name="T2">FK idA REF Allenamento (idA)</text:span></text:p>
        </text:list-item>
        <text:list-item>
          <text:p text:style-name="P8"><text:span text:style-name="T2">FK nSerie REF Serie (nSerie)</text:span></text:p>
        </text:list-item>
        <text:list-item>
          <text:p text:style-name="P8"><text:span text:style-name="T2">FK idEs REF Esercizi (idEs)</text:span></text:p>
        </text:list-item>
      </text:list>
      <text:p text:style-name="P11"><text:span text:style-name="T1">Tabella RiparazioneInstallazione:</text:span></text:p>
      <text:list text:style-name="L10">
        <text:list-item>
          <text:p text:style-name="P9"><text:span text:style-name="T2">FK codF REF Iscritto(codF)</text:span></text:p>
        </text:list-item>
        <text:list-item>
          <text:p text:style-name="P9"><text:span text:style-name="T2">FK idAtt REF Attrezatura(idAtt)</text:span></text:p>
        </text:list-item>
      </text:list>
      <text:p text:style-name="P11"><text:span text:style-name="T1">Tabella Turno:</text:span></text:p>
      <text:list text:style-name="L11">
        <text:list-item>
          <text:p text:style-name="P10"><text:span text:style-name="T1">FK codF REF Iscritto(codF)</text:span></text:p>
        </text:list-item>
      </text:list>
      <text:list text:continue-list="list2611942394" text:style-name="L9">
        <text:list-header>
          <text:p text:style-name="P4"><text:span text:style-name="T7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09:46:56.581000000</meta:creation-date>
    <dc:date>2024-02-23T11:39:40.236000000</dc:date>
    <meta:editing-duration>PT2H11M51S</meta:editing-duration>
    <meta:editing-cycles>17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6" meta:word-count="127" meta:character-count="1154" meta:non-whitespace-character-count="1054"/>
  </office:meta>
</office:document-meta>
</file>